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7-03_10-19-51_000.jpg</text:p>
          </table:table-cell>
          <table:table-cell table:style-name="ce4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絆創膏を剥がしたところ；治療開始、一晩あと；焼酎を含ませるティッシュ片は、まだつけてある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4"/>
          <table:table-cell table:style-name="ce4" office:value-type="string">
            <text:p>N-35-35-28.559875 E-139-34-49.160156</text:p>
          </table:table-cell>
          <table:table-cell table:style-name="ce37" table:formula="of:=IF([.E2]=&quot;&quot;;[.C2];CONCATENATE([.C2];&quot; / &quot;;[.E2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絆創膏を剥がしたところ；治療開始、一晩あと；焼酎を含ませるティッシュ片は、まだつけてある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絆創膏を剥がしたところ；治療開始、一晩あと；焼酎を含ませるティッシュ片は、まだつけてある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7-03_10-20-17_000.jpg</text:p>
          </table:table-cell>
          <table:table-cell table:style-name="ce4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4"/>
          <table:table-cell table:style-name="ce4" office:value-type="string">
            <text:p>N-35-35-28.546142 E-139-34-49.379882</text:p>
          </table:table-cell>
          <table:table-cell table:style-name="ce37" table:formula="of:=IF([.E3]=&quot;&quot;;[.C3];CONCATENATE([.C3];&quot; / &quot;;[.E3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7-03_10-22-31_000.jpg</text:p>
          </table:table-cell>
          <table:table-cell table:style-name="ce19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絆創膏を貼っ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19"/>
          <table:table-cell table:style-name="ce4"/>
          <table:table-cell table:style-name="ce4" office:value-type="string">
            <text:p>N-35-35-28.601074 E-139-34-49.050292</text:p>
          </table:table-cell>
          <table:table-cell table:style-name="ce37" table:formula="of:=IF([.E4]=&quot;&quot;;[.C4];CONCATENATE([.C4];&quot; / &quot;;[.E4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絆創膏を貼っ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絆創膏を貼っ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7-03_12-55-00_000.jpg</text:p>
          </table:table-cell>
          <table:table-cell table:style-name="ce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9.324951</text:p>
          </table:table-cell>
          <table:table-cell table:style-name="ce37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7-03_15-17-16_000.jpg</text:p>
          </table:table-cell>
          <table:table-cell table:style-name="ce19" office:value-type="string">
            <text:p>:m RES 1*3 / free# JVEMV6 68#_30:1 / 68. theoretical-physics(tp) / w=(φ_x(y-&gt;)=λ);,topics=~,other=~,s=~,i=~,doc=r-1-4~17#1</text:p>
          </table:table-cell>
          <table:table-cell table:style-name="ce19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7" table:formula="of:=IF([.E6]=&quot;&quot;;[.C6];CONCATENATE([.C6];&quot; / &quot;;[.E6]))" office:value-type="string" office:string-value=":m RES 1*3 / free# JVEMV6 68#_30:1 / 68. theoretical-physics(tp) / w=(φ_x(y-&gt;)=λ);,topics=~,other=~,s=~,i=~,doc=r-1-4~17#1">
            <text:p>:m RES 1*3 / free# JVEMV6 68#_30:1 / 68. theoretical-physics(tp) / w=(φ_x(y-&gt;)=λ);,topics=~,other=~,s=~,i=~,doc=r-1-4~17#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7-03_15-17-35_000.jpg</text:p>
          </table:table-cell>
          <table:table-cell table:style-name="ce8" office:value-type="string">
            <text:p>:m RES 2*3 / free# JVEMV6 68#_30:1 / 68. theoretical-physics(tp) / w=(A-&gt;=A^1*e-&gt;_1+A^2*e-&gt;_2+...);(A-&gt;･e-&gt;_i=g_ij*A^j);写像関係；多変数関数,topics=~,other=orig+,s=~,i=~,doc=r-1-4~17#2</text:p>
          </table:table-cell>
          <table:table-cell table:style-name="ce17"/>
          <table:table-cell table:style-name="ce4"/>
          <table:table-cell table:style-name="ce4" office:value-type="string">
            <text:p>N-35-35-28.573608 E-139-34-49.434814</text:p>
          </table:table-cell>
          <table:table-cell table:style-name="ce37" table:formula="of:=IF([.E7]=&quot;&quot;;[.C7];CONCATENATE([.C7];&quot; / &quot;;[.E7]))" office:value-type="string" office:string-value=":m RES 2*3 / free# JVEMV6 68#_30:1 / 68. theoretical-physics(tp) / w=(A-&gt;=A^1*e-&gt;_1+A^2*e-&gt;_2+...);(A-&gt;･e-&gt;_i=g_ij*A^j);写像関係；多変数関数,topics=~,other=orig+,s=~,i=~,doc=r-1-4~17#2">
            <text:p>:m RES 2*3 / free# JVEMV6 68#_30:1 / 68. theoretical-physics(tp) / w=(A-&gt;=A^1*e-&gt;_1+A^2*e-&gt;_2+...);(A-&gt;･e-&gt;_i=g_ij*A^j);写像関係；多変数関数,topics=~,other=orig+,s=~,i=~,doc=r-1-4~17#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7-03_15-18-02_000.jpg</text:p>
          </table:table-cell>
          <table:table-cell table:style-name="ce20" office:value-type="string">
            <text:p>:m RES 3*3 / free# JVEMV6 68#_30:1 / 68. theoretical-physics(tp) / w=テンソル空間；(V⊗V⊗...V=L_n~(V^*)),topics=~,other=orig+,s=~,i=~,doc=r-1-4~17#2</text:p>
          </table:table-cell>
          <table:table-cell table:style-name="ce18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7" table:formula="of:=IF([.E8]=&quot;&quot;;[.C8];CONCATENATE([.C8];&quot; / &quot;;[.E8]))" office:value-type="string" office:string-value=":m RES 3*3 / free# JVEMV6 68#_30:1 / 68. theoretical-physics(tp) / w=テンソル空間；(V⊗V⊗...V=L_n~(V^*)),topics=~,other=orig+,s=~,i=~,doc=r-1-4~17#2">
            <text:p>:m RES 3*3 / free# JVEMV6 68#_30:1 / 68. theoretical-physics(tp) / w=テンソル空間；(V⊗V⊗...V=L_n~(V^*)),topics=~,other=orig+,s=~,i=~,doc=r-1-4~17#2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7-03_17-46-36_000.jpg</text:p>
          </table:table-cell>
          <table:table-cell table:style-name="ce20" office:value-type="string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日誌</text:p>
          </table:table-cell>
          <table:table-cell table:style-name="ce19"/>
          <table:table-cell table:style-name="ce4"/>
          <table:table-cell table:style-name="ce4" office:value-type="string">
            <text:p>N-35-35-28.587341 E-139-34-49.160156</text:p>
          </table:table-cell>
          <table:table-cell table:style-name="ce37" table:formula="of:=IF([.E9]=&quot;&quot;;[.C9];CONCATENATE([.C9];&quot; / &quot;;[.E9]))" office:value-type="string" office:string-value=":m 東和 PHOTO / 210702f / 団地坂上（バス停）；百合ケ丘駅（鉄道） / 社会福祉法人まごごろ　まごごろタウン　新百合ケ丘新築工事 / ２名（斎藤建二さん） / 扶桑電機（馬淵・ハヤカワ建設） / 日誌">
            <text:p>:m 東和 PHOTO / 210702f / 団地坂上（バス停）；百合ケ丘駅（鉄道） / 社会福祉法人まごごろ　まごごろタウン　新百合ケ丘新築工事 / ２名（斎藤建二さん） / 扶桑電機（馬淵・ハヤカワ建設） / 日誌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7-03_21-17-15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7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7-03_23-23-04_000.jpg</text:p>
          </table:table-cell>
          <table:table-cell table:style-name="ce19" office:value-type="string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19"/>
          <table:table-cell table:style-name="ce4"/>
          <table:table-cell table:style-name="ce4" office:value-type="string">
            <text:p>N-35-35-28.642272 E-139-34-49.105224</text:p>
          </table:table-cell>
          <table:table-cell table:style-name="ce37" table:formula="of:=IF([.E11]=&quot;&quot;;[.C11];CONCATENATE([.C11];&quot; / &quot;;[.E11]))" office:value-type="string" office:string-value="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">
            <text:p>:m 記録 / 身体 / ケガ / loc=左手：手の甲：第２指（人差し指）：第１関節,cause=地面の上で滑って、手を壁についたとき、擦った。,loc-incident=宮前平公園,id=2021-07-02_23-47-58_000.jpg,phase=焼酎を含ませるティッシュ片、剥がしたところ；風呂から出たところ,apparatus=~,injury=掻き傷：皮膚は破れている：裂傷、２箇所ぐらい：裂傷部位、皮膚表面が剥がれている、直径５ｍｍほどか、円形に近く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7-04_01-36-58_000.jpg</text:p>
          </table:table-cell>
          <table:table-cell table:style-name="ce17" office:value-type="string">
            <text:p>:m :PHOTO 寝た時刻 / 2021</text:p>
          </table:table-cell>
          <table:table-cell table:style-name="ce17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7" table:formula="of:=IF([.E12]=&quot;&quot;;[.C12];CONCATENATE([.C12];&quot; / &quot;;[.E12]))" office:value-type="string" office:string-value=":m :PHOTO 寝た時刻 / 2021">
            <text:p>:m :PHOTO 寝た時刻 / 202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7-04_05-07-08_000.jpg</text:p>
          </table:table-cell>
          <table:table-cell table:style-name="ce17" office:value-type="string">
            <text:p>:m :PHOTO 起きた時刻（夜中） / 2021</text:p>
          </table:table-cell>
          <table:table-cell table:style-name="ce17"/>
          <table:table-cell table:style-name="ce4"/>
          <table:table-cell table:style-name="ce4" office:value-type="string">
            <text:p>N-35-35-28.587341 E-139-34-49.324951</text:p>
          </table:table-cell>
          <table:table-cell table:style-name="ce37" table:formula="of:=IF([.E13]=&quot;&quot;;[.C13];CONCATENATE([.C13];&quot; / &quot;;[.E13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7-04_07-25-45_000.jpg</text:p>
          </table:table-cell>
          <table:table-cell table:style-name="ce20" office:value-type="string">
            <text:p>:m :PHOTO 起きた時刻 / 2021</text:p>
          </table:table-cell>
          <table:table-cell table:style-name="ce20"/>
          <table:table-cell table:style-name="ce4"/>
          <table:table-cell table:style-name="ce4" office:value-type="string">
            <text:p>N-35-35-28.546142 E-139-34-49.324951</text:p>
          </table:table-cell>
          <table:table-cell table:style-name="ce37" table:formula="of:=IF([.E14]=&quot;&quot;;[.C14];CONCATENATE([.C14];&quot; / &quot;;[.E14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7-04_07-29-01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397583 E-139-34-49.819335</text:p>
          </table:table-cell>
          <table:table-cell table:style-name="ce37" table:formula="of:=IF([.E15]=&quot;&quot;;[.C15];CONCATENATE([.C15];&quot; / &quot;;[.E15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7-04_07-44-55_000.jpg</text:p>
          </table:table-cell>
          <table:table-cell table:style-name="ce17" office:value-type="string">
            <text:p>:m :? #*# / topic=脳の働き / content=「圏」と「謙」、それぞれの音を聞いたとき、脳の中では、どんな反応が起こっているのか？ ||| :m :th / topic=ペガススを手伝う目的 / content=子供たちは、その時の記憶が、先々、自分を全く見失ってしまうのを防ぐ、縁（よすが）になって欲しい；大人たちには、自分の中の人間の感覚を、取り戻すひとときになって欲しい、そのあとにまた戻っていく、過酷な生活の中で、完全に狂ってしまわないために / lang=ja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7" table:formula="of:=IF([.E16]=&quot;&quot;;[.C16];CONCATENATE([.C16];&quot; / &quot;;[.E16]))" office:value-type="string" office:string-value=":m :? #*# / topic=脳の働き / content=「圏」と「謙」、それぞれの音を聞いたとき、脳の中では、どんな反応が起こっているのか？ ||| :m :th / topic=ペガススを手伝う目的 / content=子供たちは、その時の記憶が、先々、自分を全く見失ってしまうのを防ぐ、縁（よすが）になって欲しい；大人たちには、自分の中の人間の感覚を、取り戻すひとときになって欲しい、そのあとにまた戻っていく、過酷な生活の中で、完全に狂ってしまわないために / lang=ja">
            <text:p>:m :? #*# / topic=脳の働き / content=「圏」と「謙」、それぞれの音を聞いたとき、脳の中では、どんな反応が起こっているのか？ ||| :m :th / topic=ペガススを手伝う目的 / content=子供たちは、その時の記憶が、先々、自分を全く見失ってしまうのを防ぐ、縁（よすが）になって欲しい；大人たちには、自分の中の人間の感覚を、取り戻すひとときになって欲しい、そのあとにまた戻っていく、過酷な生活の中で、完全に狂ってしまわないために / lang=ja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7-04_08-02-28_000.jpg</text:p>
          </table:table-cell>
          <table:table-cell table:style-name="ce8" office:value-type="string">
            <text:p>:m :th / topic=吉田氏の欧米崇拝の傾きについて / content=吉田氏もまた、欧米に追いつけの時代に成長した人；私も、そんな偏りが、ある人たちから見れば、顕らかなのに違いない / lang=ja</text:p>
          </table:table-cell>
          <table:table-cell table:style-name="ce17"/>
          <table:table-cell table:style-name="ce4"/>
          <table:table-cell table:style-name="ce4" office:value-type="string">
            <text:p>N-35-35-28.614807 E-139-34-48.885498</text:p>
          </table:table-cell>
          <table:table-cell table:style-name="ce37" table:formula="of:=IF([.E17]=&quot;&quot;;[.C17];CONCATENATE([.C17];&quot; / &quot;;[.E17]))" office:value-type="string" office:string-value=":m :th / topic=吉田氏の欧米崇拝の傾きについて / content=吉田氏もまた、欧米に追いつけの時代に成長した人；私も、そんな偏りが、ある人たちから見れば、顕らかなのに違いない / lang=ja">
            <text:p>:m :th / topic=吉田氏の欧米崇拝の傾きについて / content=吉田氏もまた、欧米に追いつけの時代に成長した人；私も、そんな偏りが、ある人たちから見れば、顕らかなのに違いない / lang=ja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9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4">2021/07/04</text:date>, <text:time>08:50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4T08:50:40.38</dc:date>
    <dc:creator>iwabuchi ken</dc:creator>
    <meta:editing-duration>P34DT22H43M57S</meta:editing-duration>
    <meta:editing-cycles>12863</meta:editing-cycles>
    <meta:document-statistic meta:table-count="1" meta:cell-count="370" meta:object-count="0"/>
  </office:meta>
</office:document-meta>
</file>